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272cm"/>
    </style:style>
    <style:style style:name="pr2" style:family="presentation" style:parent-style-name="Default-outline1">
      <style:graphic-properties draw:fill-color="#ffffff" fo:min-height="12.67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3.021cm"/>
    </style:style>
    <style:style style:name="pr5" style:family="presentation" style:parent-style-name="Default-outline1">
      <style:graphic-properties draw:fill-color="#ffffff" fo:min-height="12.822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 style:list-style-name="L3">
      <style:graphic-properties draw:fill-color="#ffffff" draw:auto-grow-height="true" fo:min-height="3.272cm"/>
    </style:style>
    <style:style style:name="pr8" style:family="presentation" style:parent-style-name="Default-outline1">
      <style:graphic-properties draw:fill-color="#ffffff" draw:auto-grow-height="true" fo:min-height="12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paragraph-properties fo:margin-left="1.2cm" fo:margin-right="0cm" fo:text-align="center" fo:text-indent="-0.9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44pt" style:font-size-asian="44pt" style:font-size-complex="44pt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-color="#ffffff"/>
      <style:paragraph-properties fo:margin-left="1.2cm" fo:margin-right="0cm" fo:text-indent="-0.9cm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345cm" svg:height="3.272cm" svg:x="2.297cm" svg:y="1.78cm" presentation:class="title">
          <draw:text-box>
            <text:p text:style-name="P1">BACnet Developer Workshop</text:p>
          </draw:text-box>
        </draw:frame>
        <draw:frame presentation:style-name="pr2" draw:text-style-name="P4" draw:layer="layout" svg:width="23.345cm" svg:height="12.678cm" svg:x="2.297cm" svg:y="5.584cm" presentation:class="outline" presentation:user-transformed="true">
          <draw:text-box>
            <text:p text:style-name="P3">Create a PICS for your device</text:p>
            <text:p text:style-name="P3">Porting a BACnet Stack</text:p>
            <text:p text:style-name="P3">Network Setup - Routers</text:p>
            <text:p text:style-name="P3">Testing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3.345cm" svg:height="3.021cm" svg:x="2.297cm" svg:y="1.905cm" presentation:class="title">
          <draw:text-box>
            <text:p text:style-name="P6"><text:span text:style-name="T1">Create a PICS for Your Device</text:span></text:p>
          </draw:text-box>
        </draw:frame>
        <draw:frame presentation:style-name="pr5" draw:text-style-name="P4" draw:layer="layout" svg:width="23.345cm" svg:height="12.822cm" svg:x="2.297cm" svg:y="5.584cm" presentation:class="outline" presentation:user-transformed="true">
          <draw:text-box>
            <text:p text:style-name="P3">Profile (<text:span text:style-name="T2">SS, SA, ASC, AAC, BC, OD, OWS, AWS</text:span>)</text:p>
            <text:p text:style-name="P3">BIBBs (DS-RP-B, etc)</text:p>
            <text:p text:style-name="P3">Object List (Device, etc...)</text:p>
            <text:p text:style-name="P8">Optional Properties</text:p>
            <text:p text:style-name="P8">Non-standard Properties</text:p>
            <text:p text:style-name="P8">Resolutions</text:p>
            <text:p text:style-name="P3">Datalink Layer (Ethernet, MS/TP, BACnet/IP)</text:p>
            <text:p text:style-name="P3">Character Set (ANSI, UTF-8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9" draw:layer="layout" svg:width="23.345cm" svg:height="3.272cm" svg:x="2.297cm" svg:y="1.78cm" presentation:class="title" presentation:user-transformed="true">
          <draw:text-box>
            <text:p text:style-name="P6"><text:span text:style-name="T1">Porting a BACnet Stack</text:span></text:p>
          </draw:text-box>
        </draw:frame>
        <draw:frame presentation:style-name="pr8" draw:text-style-name="P4" draw:layer="layout" svg:width="23.345cm" svg:height="12.929cm" svg:x="2.297cm" svg:y="5.584cm" presentation:class="outline" presentation:user-transformed="true">
          <draw:text-box>
            <text:p text:style-name="P3">Datalink choices</text:p>
            <text:p text:style-name="P8">MS/TP (Timer, RS-485)</text:p>
            <text:p text:style-name="P8">Ethernet (hardware)</text:p>
            <text:p text:style-name="P8">BACnet/IP (UDP/IP stack)</text:p>
            <text:p text:style-name="P3">Service Handlers</text:p>
            <text:p text:style-name="P3">Defining Objects</text:p>
            <text:p text:style-name="P3">Encoding and Decoding Data (Properties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3.345cm" svg:height="3.021cm" svg:x="2.297cm" svg:y="1.905cm" presentation:class="title" presentation:user-transformed="true">
          <draw:text-box>
            <text:p text:style-name="P6"><text:span text:style-name="T1">Network Setup - Routers</text:span></text:p>
          </draw:text-box>
        </draw:frame>
        <draw:frame presentation:style-name="pr2" draw:text-style-name="P4" draw:layer="layout" svg:width="23.345cm" svg:height="12.678cm" svg:x="2.297cm" svg:y="5.584cm" presentation:class="outline" presentation:user-transformed="true">
          <draw:text-box>
            <text:p text:style-name="P3">Network Segments - Network Numbers</text:p>
            <text:p text:style-name="P3">BBMD and Foreign Device Regist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345cm" svg:height="3.021cm" svg:x="2.297cm" svg:y="1.905cm" presentation:class="title">
          <draw:text-box>
            <text:p text:style-name="P1">Testing Tools</text:p>
          </draw:text-box>
        </draw:frame>
        <draw:frame presentation:style-name="pr2" draw:text-style-name="P4" draw:layer="layout" svg:width="23.345cm" svg:height="12.678cm" svg:x="2.297cm" svg:y="5.584cm" presentation:class="outline" presentation:user-transformed="true">
          <draw:text-box>
            <text:p text:style-name="P3">Hubs, Switches, and a BACnet Router</text:p>
            <text:p text:style-name="P3">Wireshark Capture Configuration</text:p>
            <text:p text:style-name="P3">Wireshark Filtering</text:p>
            <text:p text:style-name="P3">VTS3 - BACnet Visual Test Shell</text:p>
            <text:p text:style-name="P3">BACnet Stack at SourceForge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317cm" svg:x="2.794cm" svg:y="4.263cm" draw:page-number="1"/>
      <draw:page-thumbnail draw:layer="backgroundobjects" svg:width="5.587cm" svg:height="4.317cm" svg:x="11.176cm" svg:y="4.263cm"/>
      <draw:page-thumbnail draw:layer="backgroundobjects" svg:width="5.587cm" svg:height="4.317cm" svg:x="19.558cm" svg:y="4.263cm"/>
      <draw:page-thumbnail draw:layer="backgroundobjects" svg:width="5.587cm" svg:height="4.317cm" svg:x="2.794cm" svg:y="13.007cm"/>
      <draw:page-thumbnail draw:layer="backgroundobjects" svg:width="5.587cm" svg:height="4.317cm" svg:x="11.176cm" svg:y="13.007cm"/>
      <draw:page-thumbnail draw:layer="backgroundobjects" svg:width="5.587cm" svg:height="4.317cm" svg:x="19.558cm" svg:y="13.007cm"/>
    </style:handout-master>
    <style:master-page style:name="Default" style:page-layout-name="PM1" draw:style-name="M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1.362cm" svg:x="2.297cm" svg:y="5.584cm" presentation:class="outline" presentation:placeholder="true">
        <draw:text-box/>
      </draw:frame>
      <draw:frame presentation:style-name="Mpr1" draw:text-style-name="MP2" draw:layer="backgroundobjects" svg:width="6.043cm" svg:height="1.351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1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1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1.2$Windows_x86 LibreOffice_project/81898c9f5c0d43f3473ba111d7b351050be20261</meta:generator>
    <meta:initial-creator>Steve Karg</meta:initial-creator>
    <meta:creation-date>2008-05-13T16:29:12</meta:creation-date>
    <dc:date>2015-11-12T16:23:30.875000000</dc:date>
    <meta:editing-cycles>9</meta:editing-cycles>
    <meta:editing-duration>PT19H54M23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